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Parasts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Virsraksts1" style:display-name="Virsraksts 1" style:family="paragraph" style:parent-style-name="Parasts" style:next-style-name="Parasts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Virsraksts2" style:display-name="Virsraksts 2" style:family="paragraph" style:parent-style-name="Parasts" style:next-style-name="Parasts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Virsraksts3" style:display-name="Virsraksts 3" style:family="paragraph" style:parent-style-name="Parasts" style:next-style-name="Parasts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Virsraksts4" style:display-name="Virsraksts 4" style:family="paragraph" style:parent-style-name="Parasts" style:next-style-name="Parasts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Virsraksts5" style:display-name="Virsraksts 5" style:family="paragraph" style:parent-style-name="Parasts" style:next-style-name="Parasts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Virsraksts6" style:display-name="Virsraksts 6" style:family="paragraph" style:parent-style-name="Parasts" style:next-style-name="Parasts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Virsraksts7" style:display-name="Virsraksts 7" style:family="paragraph" style:parent-style-name="Parasts" style:next-style-name="Parasts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Virsraksts8" style:display-name="Virsraksts 8" style:family="paragraph" style:parent-style-name="Parasts" style:next-style-name="Parasts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Virsraksts9" style:display-name="Virsraksts 9" style:family="paragraph" style:parent-style-name="Parasts" style:next-style-name="Parasts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Parasts" style:display-name="Parasts" style:family="paragraph">
      <style:text-properties fo:language="lv" fo:country="LV" fo:hyphenate="false"/>
    </style:style>
    <style:style style:name="Noklusējumarindkopasfonts" style:display-name="Noklusējuma rindkopas fonts" style:family="text"/>
    <style:style style:name="Virsraksts1Rakstz." style:display-name="Virsraksts 1 Rakstz." style:family="text" style:parent-style-name="Noklusējumarindkopasfonts">
      <style:text-properties style:font-name="Calibri Light" style:font-name-asian="Yu Gothic Light" style:font-name-complex="Times New Roman" fo:color="#2F5496" fo:font-size="20pt" style:font-size-asian="20pt" style:font-size-complex="20pt" fo:language="lv" fo:country="LV"/>
    </style:style>
    <style:style style:name="Virsraksts2Rakstz." style:display-name="Virsraksts 2 Rakstz." style:family="text" style:parent-style-name="Noklusējumarindkopasfonts">
      <style:text-properties style:font-name="Calibri Light" style:font-name-asian="Yu Gothic Light" style:font-name-complex="Times New Roman" fo:color="#2F5496" fo:font-size="16pt" style:font-size-asian="16pt" style:font-size-complex="16pt" fo:language="lv" fo:country="LV"/>
    </style:style>
    <style:style style:name="Virsraksts3Rakstz." style:display-name="Virsraksts 3 Rakstz." style:family="text" style:parent-style-name="Noklusējumarindkopasfonts">
      <style:text-properties style:font-name-asian="Yu Gothic Light" style:font-name-complex="Times New Roman" fo:color="#2F5496" fo:font-size="14pt" style:font-size-asian="14pt" style:font-size-complex="14pt" fo:language="lv" fo:country="LV"/>
    </style:style>
    <style:style style:name="Virsraksts4Rakstz." style:display-name="Virsraksts 4 Rakstz." style:family="text" style:parent-style-name="Noklusējumarindkopasfonts">
      <style:text-properties style:font-name-asian="Yu Gothic Light" style:font-name-complex="Times New Roman" fo:font-style="italic" style:font-style-asian="italic" style:font-style-complex="italic" fo:color="#2F5496" fo:language="lv" fo:country="LV"/>
    </style:style>
    <style:style style:name="Virsraksts5Rakstz." style:display-name="Virsraksts 5 Rakstz." style:family="text" style:parent-style-name="Noklusējumarindkopasfonts">
      <style:text-properties style:font-name-asian="Yu Gothic Light" style:font-name-complex="Times New Roman" fo:color="#2F5496" fo:language="lv" fo:country="LV"/>
    </style:style>
    <style:style style:name="Virsraksts6Rakstz." style:display-name="Virsraksts 6 Rakstz." style:family="text" style:parent-style-name="Noklusējumarindkopasfonts">
      <style:text-properties style:font-name-asian="Yu Gothic Light" style:font-name-complex="Times New Roman" fo:font-style="italic" style:font-style-asian="italic" style:font-style-complex="italic" fo:color="#595959" fo:language="lv" fo:country="LV"/>
    </style:style>
    <style:style style:name="Virsraksts7Rakstz." style:display-name="Virsraksts 7 Rakstz." style:family="text" style:parent-style-name="Noklusējumarindkopasfonts">
      <style:text-properties style:font-name-asian="Yu Gothic Light" style:font-name-complex="Times New Roman" fo:color="#595959" fo:language="lv" fo:country="LV"/>
    </style:style>
    <style:style style:name="Virsraksts8Rakstz." style:display-name="Virsraksts 8 Rakstz." style:family="text" style:parent-style-name="Noklusējumarindkopasfonts">
      <style:text-properties style:font-name-asian="Yu Gothic Light" style:font-name-complex="Times New Roman" fo:font-style="italic" style:font-style-asian="italic" style:font-style-complex="italic" fo:color="#272727" fo:language="lv" fo:country="LV"/>
    </style:style>
    <style:style style:name="Virsraksts9Rakstz." style:display-name="Virsraksts 9 Rakstz." style:family="text" style:parent-style-name="Noklusējumarindkopasfonts">
      <style:text-properties style:font-name-asian="Yu Gothic Light" style:font-name-complex="Times New Roman" fo:color="#272727" fo:language="lv" fo:country="LV"/>
    </style:style>
    <style:style style:name="Nosaukums" style:display-name="Nosaukums" style:family="paragraph" style:parent-style-name="Parasts" style:next-style-name="Parasts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NosaukumsRakstz." style:display-name="Nosaukums Rakstz." style:family="text" style:parent-style-name="Noklusējumarindkopasfonts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language="lv" fo:country="LV"/>
    </style:style>
    <style:style style:name="Apakšvirsraksts" style:display-name="Apakšvirsraksts" style:family="paragraph" style:parent-style-name="Parasts" style:next-style-name="Parasts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ApakšvirsrakstsRakstz." style:display-name="Apakšvirsraksts Rakstz." style:family="text" style:parent-style-name="Noklusējumarindkopasfonts">
      <style:text-properties style:font-name-asian="Yu Gothic Light" style:font-name-complex="Times New Roman" fo:color="#595959" fo:letter-spacing="0.0104in" fo:font-size="14pt" style:font-size-asian="14pt" style:font-size-complex="14pt" fo:language="lv" fo:country="LV"/>
    </style:style>
    <style:style style:name="Citāts" style:display-name="Citāts" style:family="paragraph" style:parent-style-name="Parasts" style:next-style-name="Parasts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ātsRakstz." style:display-name="Citāts Rakstz." style:family="text" style:parent-style-name="Noklusējumarindkopasfonts">
      <style:text-properties fo:font-style="italic" style:font-style-asian="italic" style:font-style-complex="italic" fo:color="#404040" fo:language="lv" fo:country="LV"/>
    </style:style>
    <style:style style:name="Sarakstarindkopa" style:display-name="Saraksta rindkopa" style:family="paragraph" style:parent-style-name="Parasts">
      <style:paragraph-properties style:contextual-spacing="true" fo:margin-left="0.5in">
        <style:tab-stops/>
      </style:paragraph-properties>
      <style:text-properties fo:hyphenate="false"/>
    </style:style>
    <style:style style:name="Intensīvsizcēlums" style:display-name="Intensīvs izcēlums" style:family="text" style:parent-style-name="Noklusējumarindkopasfonts">
      <style:text-properties fo:font-style="italic" style:font-style-asian="italic" style:font-style-complex="italic" fo:color="#2F5496"/>
    </style:style>
    <style:style style:name="Intensīvscitāts" style:display-name="Intensīvs citāts" style:family="paragraph" style:parent-style-name="Parasts" style:next-style-name="Parasts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īvscitātsRakstz." style:display-name="Intensīvs citāts Rakstz." style:family="text" style:parent-style-name="Noklusējumarindkopasfonts">
      <style:text-properties fo:font-style="italic" style:font-style-asian="italic" style:font-style-complex="italic" fo:color="#2F5496" fo:language="lv" fo:country="LV"/>
    </style:style>
    <style:style style:name="Intensīvaatsauce" style:display-name="Intensīva atsauce" style:family="text" style:parent-style-name="Noklusējumarindkopasfonts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istians Magons</meta:initial-creator>
    <dc:creator>Kristians Magons</dc:creator>
    <meta:creation-date>2024-09-16T10:18:00Z</meta:creation-date>
    <dc:date>2024-09-16T10:18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